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F0000006F4CE7D9A8190F45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Code Pro Semibold" svg:font-family="'Source Code Pro Semibold'" style:font-adornments="Semibold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8d67" officeooo:paragraph-rsid="00018d67"/>
    </style:style>
    <style:style style:name="P2" style:family="paragraph">
      <loext:graphic-properties draw:fill="none" draw:fill-color="#ffffff"/>
      <style:text-properties style:font-name="Source Code Pro Semibold" fo:font-size="16pt" fo:font-weight="600"/>
    </style:style>
    <style:style style:name="T1" style:family="text">
      <style:text-properties style:font-name="Source Code Pro Semibold" fo:font-size="16pt" fo:font-weight="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773cm" fo:padding-left="0.199cm" fo:padding-right="0.199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1" draw:text-style-name="P2" svg:width="7.171cm" svg:height="1.773cm" svg:x="-0.337cm" svg:y="6.257cm"><draw:text-box><text:p><text:span text:style-name="T1">https://v.gd/wBvVol</text:span></text:p></draw:text-box></draw:frame><draw:frame draw:style-name="fr1" draw:name="Image1" text:anchor-type="char" svg:x="0.758cm" svg:y="0.423cm" svg:width="5.2cm" svg:height="5.2cm" draw:z-index="0"><draw:image xlink:href="Pictures/100000010000006F0000006F4CE7D9A8190F45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Code Pro Semibold" svg:font-family="'Source Code Pro Semibold'" style:font-adornments="Semibold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4:11:42.720443547</meta:creation-date>
    <dc:title>A4-plain</dc:title>
    <meta:editing-cycles>2</meta:editing-cycles>
    <meta:generator>LibreOffice/7.3.3.2$Linux_X86_64 LibreOffice_project/30$Build-2</meta:generator>
    <meta:editing-duration>PT5M33S</meta:editing-duration>
    <meta:initial-creator>Roberts Klotins</meta:initial-creator>
    <dc:date>2022-05-18T14:17:14.381414845</dc:date>
    <dc:creator>Roberts Klotins</dc:creator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A4-plain" xlink:href="../../../../Templates/A4-plain.ott" meta:date="2022-05-18T14:11:41.394223870"/>
  </office:meta>
</office:document-meta>
</file>